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 style:family="paragraph" style:parent-style-name="Standard">
      <style:paragraph-properties fo:margin-top="0in" fo:margin-bottom="0.139in" fo:line-height="115%" style:text-autospace="none"/>
      <style:text-properties fo:font-weight="bold" style:font-weight-asian="bold" style:font-weight-complex="bold"/>
    </style:style>
    <style:style style:name="P5" style:family="paragraph" style:parent-style-name="Standard">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6" style:family="paragraph" style:parent-style-name="Standard">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7"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11" style:family="paragraph" style:parent-style-name="Standard">
      <style:paragraph-properties fo:text-align="center" style:justify-single-word="false"/>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1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3" style:family="paragraph" style:parent-style-name="Standard">
      <style:paragraph-properties style:text-autospace="none"/>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14" style:family="paragraph" style:parent-style-name="Standard">
      <style:paragraph-properties style:text-autospace="none"/>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15" style:family="paragraph" style:parent-style-name="Standard">
      <style:paragraph-properties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16"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7"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8"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9" style:family="paragraph" style:parent-style-name="Standard">
      <style:paragraph-properties fo:margin-left="0.3543in" fo:margin-right="0in" fo:margin-top="0in" fo:margin-bottom="0.139in" fo:line-height="115%" fo:text-indent="0in" style:auto-text-indent="false" style:text-autospace="none"/>
    </style:style>
    <style:style style:name="P20"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21"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text-properties style:font-name="Calibri" fo:font-size="11pt" fo:language="en" fo:country="US" style:font-name-asian="Calibri" style:font-size-asian="11pt" style:font-name-complex="Calibri" style:font-size-complex="11pt"/>
    </style:style>
    <style:style style:name="P22"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23" style:family="paragraph" style:parent-style-name="Standard">
      <style:paragraph-properties fo:margin-left="0.3646in" fo:margin-right="0in" fo:margin-top="0in" fo:margin-bottom="0.139in" fo:line-height="115%" fo:text-indent="0in" style:auto-text-indent="false" style:text-autospace="none"/>
    </style:style>
    <style:style style:name="P24"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5" style:family="paragraph" style:parent-style-name="Standard">
      <style:paragraph-properties fo:margin-left="0.3646in" fo:margin-right="0.1874in" fo:margin-top="0in" fo:margin-bottom="0.139in" fo:line-height="115%" fo:text-indent="0in" style:auto-text-indent="false" style:text-autospace="none"/>
    </style:style>
    <style:style style:name="P26"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7"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3646in" fo:margin-right="0.2083in" fo:margin-top="0in" fo:margin-bottom="0.139in" fo:line-height="115%" fo:text-indent="0in" style:auto-text-indent="false" style:text-autospace="none"/>
    </style:style>
    <style:style style:name="P29"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0"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31"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2"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3"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4"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5"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6"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7"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8"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9"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0"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1"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2"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3"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4"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5" style:family="paragraph" style:parent-style-name="Standard">
      <style:paragraph-properties fo:margin-left="0.302in" fo:margin-right="0.2602in" fo:margin-top="0in" fo:margin-bottom="0.139in" fo:line-height="115%" fo:text-indent="0in" style:auto-text-indent="false" style:text-autospace="none"/>
    </style:style>
    <style:style style:name="P46"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47" style:family="paragraph" style:parent-style-name="Standard">
      <style:paragraph-properties fo:margin-left="0.302in" fo:margin-right="0.2602in" fo:margin-top="0in" fo:margin-bottom="0.139in" fo:line-height="100%" fo:text-indent="0in" style:auto-text-indent="false" style:text-autospace="none"/>
    </style:style>
    <style:style style:name="P48" style:family="paragraph" style:parent-style-name="Standard">
      <style:paragraph-properties fo:margin-left="0.4689in" fo:margin-right="0in" fo:margin-top="0in" fo:margin-bottom="0.139in" fo:line-height="115%" fo:text-indent="0in" style:auto-text-indent="false" style:text-autospace="none"/>
      <style:text-properties fo:font-weight="normal" style:font-weight-asian="normal" style:font-weight-complex="normal"/>
    </style:style>
    <style:style style:name="P49"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P50" style:family="paragraph" style:parent-style-name="Standard" style:master-page-name="Standard">
      <style:paragraph-properties fo:text-align="center" style:justify-single-word="false" style:page-number="auto"/>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51" style:family="paragraph" style:parent-style-name="Standard" style:list-style-name="">
      <style:paragraph-properties style:text-autospace="none"/>
    </style:style>
    <style:style style:name="P5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53" style:family="paragraph" style:parent-style-name="Standard" style:list-style-name="L1">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54" style:family="paragraph" style:parent-style-name="Standard" style:list-style-name="L1">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55"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6"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7" style:family="paragraph" style:parent-style-name="Standard">
      <style:paragraph-properties fo:margin-top="0in" fo:margin-bottom="0.139in" fo:line-height="115%" fo:text-align="justify" style:justify-single-word="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8" style:family="paragraph" style:parent-style-name="Standard">
      <style:paragraph-properties fo:margin-top="0in" fo:margin-bottom="0.139in" fo:line-height="115%" fo:text-align="justify" style:justify-single-word="false" style:text-autospace="none"/>
      <style:text-properties fo:color="#330066"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9"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60" style:family="paragraph" style:parent-style-name="Standard">
      <style:paragraph-properties fo:margin-top="0in" fo:margin-bottom="0.139in" fo:line-height="115%" style:text-autospace="none"/>
    </style:style>
    <style:style style:name="P61" style:family="paragraph" style:parent-style-name="Standard">
      <style:paragraph-properties fo:margin-top="0in" fo:margin-bottom="0.139in" fo:line-height="115%" fo:text-align="justify" style:justify-single-word="false" style:text-autospace="none"/>
    </style:style>
    <style:style style:name="P62" style:family="paragraph" style:parent-style-name="Standard">
      <style:paragraph-properties fo:margin-top="0in" fo:margin-bottom="0.139in" fo:line-height="115%" style:text-autospace="none"/>
      <style:text-properties fo:color="#008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63" style:family="paragraph" style:parent-style-name="Standard" style:master-page-name="">
      <style:paragraph-properties fo:margin-left="0.5311in" fo:margin-right="0in" fo:margin-top="0in" fo:margin-bottom="0.139in" fo:line-height="115%" fo:text-indent="0in" style:auto-text-indent="false" style:page-number="auto"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64" style:family="paragraph" style:parent-style-name="Standard">
      <style:paragraph-properties fo:margin-left="0.5311in" fo:margin-right="0in" fo:margin-top="0in" fo:margin-bottom="0.139in" fo:line-height="115%" fo:text-align="justify" style:justify-single-word="false" fo:text-indent="0in" style:auto-text-indent="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65" style:family="paragraph" style:parent-style-name="Standard" style:list-style-name="">
      <style:paragraph-properties fo:margin-left="0.5102in" fo:margin-right="0in" fo:margin-top="0in" fo:margin-bottom="0.139in" fo:line-height="115%" fo:text-align="justify" style:justify-single-word="false" fo:text-indent="0in" style:auto-text-indent="false" style:text-autospace="none"/>
      <style:text-properties fo:font-weight="bold" style:font-weight-asian="bold" style:font-weight-complex="bold"/>
    </style:style>
    <style:style style:name="P66" style:family="paragraph" style:parent-style-name="Standard" style:list-style-name="">
      <style:paragraph-properties fo:margin-left="0.5102in" fo:margin-right="0in" fo:text-indent="0in" style:auto-text-indent="false" style:text-autospace="none"/>
      <style:text-properties fo:color="#000000" style:font-name="Consolas" fo:font-size="9.5pt" style:font-name-asian="Consolas" style:font-size-asian="9.5pt" style:font-name-complex="Consolas" style:font-size-complex="9.5pt"/>
    </style:style>
    <style:style style:name="P67" style:family="paragraph" style:parent-style-name="Standard" style:list-style-name="">
      <style:paragraph-properties fo:margin-left="0.5102in" fo:margin-right="0in" fo:text-indent="0in" style:auto-text-indent="false" style:text-autospace="none"/>
    </style:style>
    <style:style style:name="P68" style:family="paragraph" style:parent-style-name="Standard" style:list-style-name="" style:master-page-name="">
      <style:paragraph-properties fo:margin-left="0.5102in" fo:margin-right="0in" fo:text-indent="0in" style:auto-text-indent="false" style:page-number="auto" style:text-autospace="none"/>
      <style:text-properties fo:color="#000000" style:font-name="Consolas" fo:font-size="9.5pt" style:font-name-asian="Consolas" style:font-size-asian="9.5pt" style:font-name-complex="Consolas" style:font-size-complex="9.5pt"/>
    </style:style>
    <style:style style:name="P69" style:family="paragraph" style:parent-style-name="Standard" style:list-style-name="">
      <style:paragraph-properties fo:margin-left="0.5102in" fo:margin-right="0.2398in" fo:line-height="115%" fo:text-indent="0in" style:auto-text-indent="false" style:text-autospace="none"/>
    </style:style>
    <style:style style:name="P70" style:family="paragraph" style:parent-style-name="Standard" style:list-style-name="">
      <style:paragraph-properties fo:margin-left="0.5102in" fo:margin-right="0.2398in" fo:line-height="115%" fo:text-indent="0in" style:auto-text-indent="false" style:text-autospace="none"/>
      <style:text-properties fo:color="#000000" style:font-name="Consolas" fo:font-size="9.5pt" style:font-name-asian="Consolas" style:font-size-asian="9.5pt" style:font-name-complex="Consolas" style:font-size-complex="9.5pt"/>
    </style:style>
    <style:style style:name="P71" style:family="paragraph" style:parent-style-name="Standard" style:list-style-name="">
      <style:paragraph-properties fo:margin-left="0.5102in" fo:margin-right="0.2398in" fo:line-height="115%" fo:text-indent="0in" style:auto-text-indent="false"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72" style:family="paragraph" style:parent-style-name="Standard" style:list-style-name="" style:master-page-name="">
      <style:paragraph-properties fo:margin-left="0.5102in" fo:margin-right="0.2398in" fo:line-height="115%" fo:text-indent="0in" style:auto-text-indent="false" style:page-number="auto" style:text-autospace="none"/>
    </style:style>
    <style:style style:name="P73" style:family="paragraph" style:parent-style-name="Standard">
      <style:paragraph-properties fo:margin-left="0.5626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74" style:family="paragraph" style:parent-style-name="Standard" style:master-page-name="">
      <style:paragraph-properties fo:margin-left="0.5626in" fo:margin-right="0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75" style:family="paragraph" style:parent-style-name="Standard" style:list-style-name="">
      <style:paragraph-properties fo:margin-left="0.5626in" fo:margin-right="0in" fo:line-height="115%" fo:text-indent="0in" style:auto-text-indent="false" style:text-autospace="none"/>
      <style:text-properties fo:color="#000000" style:font-name="Consolas" fo:font-size="9.5pt" style:font-name-asian="Consolas" style:font-size-asian="9.5pt" style:font-name-complex="Consolas" style:font-size-complex="9.5pt"/>
    </style:style>
    <style:style style:name="P76" style:family="paragraph" style:parent-style-name="Standard" style:list-style-name="">
      <style:paragraph-properties fo:margin-left="0.5626in" fo:margin-right="0in" fo:line-height="115%" fo:text-indent="0in" style:auto-text-indent="false" style:text-autospace="none"/>
    </style:style>
    <style:style style:name="P77" style:family="paragraph" style:parent-style-name="Standard" style:list-style-name="" style:master-page-name="">
      <style:paragraph-properties fo:margin-left="0.6043in" fo:margin-right="0in" fo:text-indent="0in" style:auto-text-indent="false" style:page-number="auto" style:text-autospace="none"/>
      <style:text-properties fo:color="#000000" style:font-name="Consolas" fo:font-size="9.5pt" style:font-name-asian="Consolas" style:font-size-asian="9.5pt" style:font-name-complex="Consolas" style:font-size-complex="9.5pt"/>
    </style:style>
    <style:style style:name="P78" style:family="paragraph" style:parent-style-name="Standard" style:list-style-name="">
      <style:paragraph-properties fo:margin-left="0.6043in" fo:margin-right="0in" fo:text-indent="0in" style:auto-text-indent="false" style:text-autospace="none"/>
    </style:style>
    <style:style style:name="P79" style:family="paragraph" style:parent-style-name="Standard" style:list-style-name="">
      <style:paragraph-properties fo:margin-left="0.6043in" fo:margin-right="0in" fo:text-indent="0in" style:auto-text-indent="false" style:text-autospace="none"/>
      <style:text-properties fo:color="#000000" style:font-name="Consolas" fo:font-size="9.5pt" style:font-name-asian="Consolas" style:font-size-asian="9.5pt" style:font-name-complex="Consolas" style:font-size-complex="9.5pt"/>
    </style:style>
    <style:style style:name="P80" style:family="paragraph" style:parent-style-name="Standard" style:master-page-name="">
      <style:paragraph-properties fo:margin-left="0.4898in" fo:margin-right="0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81" style:family="paragraph" style:parent-style-name="Standard" style:list-style-name="" style:master-page-name="">
      <style:paragraph-properties fo:margin-left="0.5in" fo:margin-right="0in" fo:text-indent="0in" style:auto-text-indent="false" style:page-number="auto" style:text-autospace="none"/>
    </style:style>
    <style:style style:name="P82" style:family="paragraph" style:parent-style-name="Standard" style:list-style-name="">
      <style:paragraph-properties fo:margin-left="0.5in" fo:margin-right="0in" fo:text-indent="0in" style:auto-text-indent="false" style:text-autospace="none"/>
      <style:text-properties fo:color="#000000" style:font-name="Consolas" fo:font-size="9.5pt" style:font-name-asian="Consolas" style:font-size-asian="9.5pt" style:font-name-complex="Consolas" style:font-size-complex="9.5pt"/>
    </style:style>
    <style:style style:name="P83" style:family="paragraph" style:parent-style-name="Standard" style:list-style-name="">
      <style:paragraph-properties fo:margin-left="0.5in" fo:margin-right="0in" fo:text-indent="0in" style:auto-text-indent="false" style:text-autospace="none"/>
    </style:style>
    <style:style style:name="P84" style:family="paragraph" style:parent-style-name="Standard" style:list-style-name="">
      <style:paragraph-properties fo:margin-left="0.5in" fo:margin-right="0in" fo:text-indent="0in" style:auto-text-indent="false" style:text-autospace="none"/>
      <style:text-properties fo:color="#008000" style:font-name="Consolas" fo:font-size="9.5pt" style:font-name-asian="Consolas" style:font-size-asian="9.5pt" style:font-name-complex="Consolas" style:font-size-complex="9.5pt"/>
    </style:style>
    <style:style style:name="P85" style:family="paragraph" style:parent-style-name="Standard" style:list-style-name="">
      <style:paragraph-properties fo:margin-left="0.5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 style:family="text">
      <style:text-properties fo:color="#00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 style:family="text">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 style:family="text">
      <style:text-properties fo:color="#000000" style:font-name="Consolas" fo:font-size="9.5pt" fo:language="en" fo:country="US" fo:font-style="italic" fo:font-weight="bold" style:font-name-asian="Consolas" style:font-size-asian="9.5pt" style:font-style-asian="italic" style:font-weight-asian="bold" style:font-name-complex="Consolas" style:font-size-complex="9.5pt" style:font-style-complex="italic" style:font-weight-complex="bold"/>
    </style:style>
    <style:style style:name="T5" style:family="text">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 style:family="text">
      <style:text-properties fo:color="#000000" style:font-name="Consolas" fo:font-size="9.5pt" fo:language="uk" fo:country="UA"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7" style:family="text">
      <style:text-properties fo:color="#000000" style:font-name="Consolas" fo:font-size="9.5pt" fo:language="uk" fo:country="UA" style:font-name-asian="Consolas" style:font-size-asian="9.5pt" style:font-name-complex="Consolas" style:font-size-complex="9.5pt"/>
    </style:style>
    <style:style style:name="T8" style:family="text">
      <style:text-properties fo:color="#000000" style:font-name="Consolas" fo:font-size="9.5pt" style:font-name-asian="Consolas" style:font-size-asian="9.5pt" style:font-name-complex="Consolas" style:font-size-complex="9.5pt"/>
    </style:style>
    <style:style style:name="T9"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0" style:family="text">
      <style:text-properties fo:color="#000000" fo:language="en" fo:country="US" fo:font-style="normal" fo:font-weight="normal"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color="#88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3" style:family="text">
      <style:text-properties fo:color="#880000" style:font-name="Consolas" fo:font-size="9.5pt" fo:language="ru" fo:country="RU" fo:font-weight="normal" style:font-name-asian="Consolas" style:font-size-asian="9.5pt" style:font-weight-asian="normal" style:font-name-complex="Consolas" style:font-size-complex="9.5pt" style:font-weight-complex="normal"/>
    </style:style>
    <style:style style:name="T14" style:family="text">
      <style:text-properties fo:color="#880000" style:font-name="Consolas" fo:font-size="9.5pt" fo:font-style="italic" style:font-name-asian="Consolas" style:font-size-asian="9.5pt" style:font-style-asian="italic" style:font-name-complex="Consolas" style:font-size-complex="9.5pt" style:font-style-complex="italic"/>
    </style:style>
    <style:style style:name="T15" style:family="text">
      <style:text-properties fo:color="#88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6" style:family="text">
      <style:text-properties fo:color="#880000" style:font-name="Consolas" fo:font-size="9.5pt" style:font-name-asian="Consolas" style:font-size-asian="9.5pt" style:font-name-complex="Consolas" style:font-size-complex="9.5pt"/>
    </style:style>
    <style:style style:name="T17" style:family="text">
      <style:text-properties fo:color="#880000" style:font-name="Consolas" fo:font-size="9.5pt" fo:font-style="normal" style:font-name-asian="Consolas" style:font-size-asian="9.5pt" style:font-style-asian="normal" style:font-name-complex="Consolas" style:font-size-complex="9.5pt" style:font-style-complex="normal"/>
    </style:style>
    <style:style style:name="T18" style:family="text">
      <style:text-properties style:font-name="Calibri" fo:font-size="11pt" fo:language="ru" fo:country="RU" style:font-name-asian="Calibri" style:font-size-asian="11pt" style:font-name-complex="Calibri" style:font-size-complex="11pt"/>
    </style:style>
    <style:style style:name="T19"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20"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21"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22" style:family="text">
      <style:text-properties style:font-name="Calibri" fo:font-size="11pt" fo:language="uk" fo:country="UA" style:font-name-asian="Calibri" style:font-size-asian="11pt" style:font-name-complex="Calibri" style:font-size-complex="11pt"/>
    </style:style>
    <style:style style:name="T23" style:family="text">
      <style:text-properties style:font-name="Calibri" fo:font-size="11pt" fo:language="en" fo:country="US" style:font-name-asian="Calibri" style:font-size-asian="11pt" style:font-name-complex="Calibri" style:font-size-complex="11pt"/>
    </style:style>
    <style:style style:name="T24"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5"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6" style:family="text">
      <style:text-properties style:font-name="Calibri" fo:language="ru" fo:country="RU" style:font-name-asian="Calibri" style:font-name-complex="Calibri"/>
    </style:style>
    <style:style style:name="T27" style:family="text">
      <style:text-properties style:font-name="Calibri" fo:language="en" fo:country="US" style:font-name-asian="Calibri" style:font-name-complex="Calibri"/>
    </style:style>
    <style:style style:name="T28" style:family="text">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9" style:family="text">
      <style:text-properties fo:color="#0000ff"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0" style:family="text">
      <style:text-properties fo:color="#0000ff" style:font-name="Consolas" fo:font-size="9.5pt" fo:language="ru" fo:country="RU" style:font-name-asian="Consolas" style:font-size-asian="9.5pt" style:font-name-complex="Consolas" style:font-size-complex="9.5pt"/>
    </style:style>
    <style:style style:name="T31" style:family="text">
      <style:text-properties fo:color="#0000ff" style:font-name="Consolas" fo:font-size="9.5pt" style:font-name-asian="Consolas" style:font-size-asian="9.5pt" style:font-name-complex="Consolas" style:font-size-complex="9.5pt"/>
    </style:style>
    <style:style style:name="T32" style:family="text">
      <style:text-properties fo:color="#0000ff"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3"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4" style:family="text">
      <style:text-properties fo:color="#0000ff" style:font-name="Consolas" fo:font-size="9.5pt" fo:language="en" fo:country="US" style:font-name-asian="Consolas" style:font-size-asian="9.5pt" style:font-name-complex="Consolas" style:font-size-complex="9.5pt"/>
    </style:style>
    <style:style style:name="T35" style:family="text">
      <style:text-properties fo:color="#0000ff" style:font-name="Consolas" fo:font-size="9.5pt" fo:font-style="italic" style:font-name-asian="Consolas" style:font-size-asian="9.5pt" style:font-style-asian="italic" style:font-name-complex="Consolas" style:font-size-complex="9.5pt" style:font-style-complex="italic"/>
    </style:style>
    <style:style style:name="T36"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7" style:family="text">
      <style:text-properties fo:color="#0000ff" style:font-name="Consolas" fo:font-size="9.5pt" fo:language="uk" fo:country="UA" style:font-name-asian="Consolas" style:font-size-asian="9.5pt" style:font-name-complex="Consolas" style:font-size-complex="9.5pt"/>
    </style:style>
    <style:style style:name="T38" style:family="text">
      <style:text-properties fo:color="#000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9" style:family="text">
      <style:text-properties fo:color="#00008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0" style:family="text">
      <style:text-properties fo:color="#000080" style:font-name="Consolas" fo:font-size="9.5pt" style:font-name-asian="Consolas" style:font-size-asian="9.5pt" style:font-name-complex="Consolas" style:font-size-complex="9.5pt"/>
    </style:style>
    <style:style style:name="T41" style:family="text">
      <style:text-properties fo:color="#00008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2" style:family="text">
      <style:text-properties fo:color="#000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3" style:family="text">
      <style:text-properties fo:color="#000080" style:font-name="Consolas" fo:font-size="9.5pt" fo:font-style="normal" style:font-name-asian="Consolas" style:font-size-asian="9.5pt" style:font-style-asian="normal" style:font-name-complex="Consolas" style:font-size-complex="9.5pt" style:font-style-complex="normal"/>
    </style:style>
    <style:style style:name="T44" style:family="text">
      <style:text-properties fo:color="#000080" style:font-name="Consolas" fo:font-size="9.5pt" fo:font-style="italic" style:font-name-asian="Consolas" style:font-size-asian="9.5pt" style:font-style-asian="italic" style:font-name-complex="Consolas" style:font-size-complex="9.5pt" style:font-style-complex="italic"/>
    </style:style>
    <style:style style:name="T45" style:family="text">
      <style:text-properties fo:color="#000080" style:font-name="Consolas" fo:font-size="9.5pt" fo:language="uk" fo:country="UA" style:font-name-asian="Consolas" style:font-size-asian="9.5pt" style:font-name-complex="Consolas" style:font-size-complex="9.5pt"/>
    </style:style>
    <style:style style:name="T46" style:family="text">
      <style:text-properties fo:color="#a31515"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7" style:family="text">
      <style:text-properties fo:color="#a31515" style:font-name="Consolas" fo:font-size="9.5pt" style:font-name-asian="Consolas" style:font-size-asian="9.5pt" style:font-name-complex="Consolas" style:font-size-complex="9.5pt"/>
    </style:style>
    <style:style style:name="T48" style:family="text">
      <style:text-properties fo:color="#a31515"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9"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0"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51" style:family="text">
      <style:text-properties fo:color="#008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2" style:family="text">
      <style:text-properties fo:color="#008000" style:font-name="Consolas" fo:font-size="9.5pt" fo:language="ru" fo:country="RU" fo:font-style="normal" style:font-name-asian="Consolas" style:font-size-asian="9.5pt" style:font-style-asian="normal" style:font-name-complex="Consolas" style:font-size-complex="9.5pt" style:font-style-complex="normal"/>
    </style:style>
    <style:style style:name="T53" style:family="text">
      <style:text-properties fo:color="#008000" style:font-name="Consolas" fo:font-size="9.5pt" fo:language="ru" fo:country="RU" style:font-name-asian="Consolas" style:font-size-asian="9.5pt" style:font-name-complex="Consolas" style:font-size-complex="9.5pt"/>
    </style:style>
    <style:style style:name="T54" style:family="text">
      <style:text-properties fo:color="#008000" style:font-name="Consolas" fo:font-size="9.5pt" style:font-name-asian="Consolas" style:font-size-asian="9.5pt" style:font-name-complex="Consolas" style:font-size-complex="9.5pt"/>
    </style:style>
    <style:style style:name="T55" style:family="text">
      <style:text-properties fo:color="#008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56" style:family="text">
      <style:text-properties fo:color="#008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7" style:family="text">
      <style:text-properties fo:color="#008000" style:font-name="Consolas" fo:font-size="9.5pt" fo:language="en" fo:country="US" style:font-name-asian="Consolas" style:font-size-asian="9.5pt" style:font-name-complex="Consolas" style:font-size-complex="9.5pt"/>
    </style:style>
    <style:style style:name="T58" style:family="text">
      <style:text-properties fo:color="#008000" style:font-name="Consolas" fo:font-size="9.5pt" fo:language="uk" fo:country="UA" style:font-name-asian="Consolas" style:font-size-asian="9.5pt" style:font-name-complex="Consolas" style:font-size-complex="9.5pt"/>
    </style:style>
    <style:style style:name="T59" style:family="text">
      <style:text-properties fo:color="#008000" style:font-name="Consolas" fo:font-size="9.5pt" fo:font-style="normal" style:font-name-asian="Consolas" style:font-size-asian="9.5pt" style:font-style-asian="normal" style:font-name-complex="Consolas" style:font-size-complex="9.5pt" style:font-style-complex="normal"/>
    </style:style>
    <style:style style:name="T60" style:family="text">
      <style:text-properties style:use-window-font-color="true"/>
    </style:style>
    <style:style style:name="T61"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2"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63"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64"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5"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66"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67"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8"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9"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70" style:family="text">
      <style:text-properties style:use-window-font-color="true" fo:language="ru" fo:country="RU"/>
    </style:style>
    <style:style style:name="T71" style:family="text">
      <style:text-properties style:use-window-font-color="true" fo:language="ru" fo:country="RU" fo:font-weight="normal" style:font-weight-asian="normal" style:font-weight-complex="normal"/>
    </style:style>
    <style:style style:name="T72" style:family="text">
      <style:text-properties style:use-window-font-color="true" fo:language="uk" fo:country="UA" fo:font-weight="normal" style:font-weight-asian="normal" style:font-weight-complex="normal"/>
    </style:style>
    <style:style style:name="T73" style:family="text">
      <style:text-properties style:use-window-font-color="true" fo:font-weight="normal" style:font-weight-asian="normal" style:font-weight-complex="normal"/>
    </style:style>
    <style:style style:name="T74" style:family="text">
      <style:text-properties fo:color="#008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5" style:family="text">
      <style:text-properties fo:color="#008080" style:font-name="Consolas" fo:font-size="9.5pt" fo:font-style="normal" style:font-name-asian="Consolas" style:font-size-asian="9.5pt" style:font-style-asian="normal" style:font-name-complex="Consolas" style:font-size-complex="9.5pt" style:font-style-complex="normal"/>
    </style:style>
    <style:style style:name="T76" style:family="text">
      <style:text-properties fo:color="#008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7" style:family="text">
      <style:text-properties fo:color="#009900"/>
    </style:style>
    <style:style style:name="T78" style:family="text">
      <style:text-properties fo:language="uk" fo:country="UA"/>
    </style:style>
    <style:style style:name="T79" style:family="text">
      <style:text-properties fo:language="uk" fo:country="UA" fo:font-weight="normal" style:font-weight-asian="normal" style:font-weight-complex="normal"/>
    </style:style>
    <style:style style:name="T80" style:family="text">
      <style:text-properties fo:language="en" fo:country="US"/>
    </style:style>
    <style:style style:name="T81" style:family="text">
      <style:text-properties fo:language="en" fo:country="US" fo:font-weight="bold" style:font-weight-asian="bold" style:font-weight-complex="bold"/>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fo:background-color="transparent" style:font-style-asian="italic" style:font-style-complex="italic"/>
    </style:style>
    <style:style style:name="T84" style:family="text">
      <style:text-properties fo:language="en" fo:country="US" fo:background-color="transparent"/>
    </style:style>
    <style:style style:name="T85" style:family="text">
      <style:text-properties fo:language="en" fo:country="US" fo:font-style="normal" fo:font-weight="normal" style:font-style-asian="normal" style:font-weight-asian="normal" style:font-style-complex="normal" style:font-weight-complex="normal"/>
    </style:style>
    <style:style style:name="T86" style:family="text">
      <style:text-properties fo:language="en" fo:country="US" fo:font-weight="normal" style:font-weight-asian="normal" style:font-weight-complex="normal"/>
    </style:style>
    <style:style style:name="T87" style:family="text">
      <style:text-properties fo:language="ru" fo:country="RU" fo:background-color="#66ccff"/>
    </style:style>
    <style:style style:name="T88" style:family="text">
      <style:text-properties fo:language="ru" fo:country="RU" fo:background-color="transparent"/>
    </style:style>
    <style:style style:name="T89" style:family="text">
      <style:text-properties fo:language="ru" fo:country="RU" fo:font-weight="normal" style:font-weight-asian="normal" style:font-weight-complex="normal"/>
    </style:style>
    <style:style style:name="T90" style:family="text">
      <style:text-properties fo:background-color="#66ccff"/>
    </style:style>
    <style:style style:name="T91" style:family="text">
      <style:text-properties fo:background-color="#ffccff"/>
    </style:style>
    <style:style style:name="T92" style:family="text">
      <style:text-properties fo:background-color="#b2b2b2"/>
    </style:style>
    <style:style style:name="T93" style:family="text">
      <style:text-properties fo:color="#a000a0" style:font-name="Consolas" fo:font-size="9.5pt" fo:font-style="italic" style:font-name-asian="Consolas" style:font-size-asian="9.5pt" style:font-style-asian="italic" style:font-name-complex="Consolas" style:font-size-complex="9.5pt" style:font-style-complex="italic"/>
    </style:style>
    <style:style style:name="T94" style:family="text">
      <style:text-properties fo:font-style="italic" style:font-style-asian="italic" style:font-style-complex="italic"/>
    </style:style>
    <style:style style:name="T95" style:family="text">
      <style:text-properties fo:font-size="14pt" fo:language="en" fo:country="US" fo:background-color="#ffccff" style:font-size-asian="14pt" style:font-size-complex="14pt"/>
    </style:style>
    <style:style style:name="T96" style:family="text">
      <style:text-properties fo:font-size="14pt" fo:language="en" fo:country="US" fo:background-color="#b2b2b2" style:font-size-asian="14pt" style:font-size-complex="14pt"/>
    </style:style>
    <style:style style:name="T97" style:family="text">
      <style:text-properties fo:font-size="14pt" fo:language="en" fo:country="US" fo:background-color="#66ccff" style:font-size-asian="14pt" style:font-size-complex="14pt"/>
    </style:style>
    <style:style style:name="T98" style:family="text">
      <style:text-properties fo:background-color="transparent"/>
    </style:style>
    <style:style style:name="T99" style:family="text">
      <style:text-properties fo:font-size="11pt" fo:language="ru" fo:country="RU" fo:background-color="transparent" style:font-size-asian="11pt" style:font-size-complex="11pt"/>
    </style:style>
    <style:style style:name="T100" style:family="text">
      <style:text-properties fo:font-size="11pt" fo:background-color="transparent" style:font-size-asian="11pt" style:font-size-complex="11pt"/>
    </style:style>
    <style:style style:name="T101" style:family="text">
      <style:text-properties fo:font-size="11pt" fo:language="uk" fo:country="UA" fo:background-color="transparent" style:font-size-asian="11pt" style:font-size-complex="11pt"/>
    </style:style>
    <style:style style:name="T102" style:family="text">
      <style:text-properties fo:font-size="11pt" fo:font-style="italic" fo:background-color="transparent" style:font-size-asian="11pt" style:font-style-asian="italic" style:font-size-complex="11pt" style:font-style-complex="italic"/>
    </style:style>
    <style:style style:name="T103" style:family="text">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104" style:family="text">
      <style:text-properties fo:color="#330066"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105" style:family="text">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10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8"><text:span text:style-name="T26">Константы в языке </text:span><text:span text:style-name="T27">C / </text:span><text:span text:style-name="T26">С++</text:span></text:p>
      <text:p text:style-name="P11"/>
      <text:list xml:id="list3525016571267128341" text:style-name="L1">
        <text:list-item>
          <text:p text:style-name="P53">константные значения и литералы</text:p>
        </text:list-item>
        <text:list-item>
          <text:p text:style-name="P53">ссылки и указатели и передача параметров в методы</text:p>
        </text:list-item>
        <text:list-item>
          <text:p text:style-name="P53">константы как члены класса</text:p>
        </text:list-item>
        <text:list-item>
          <text:p text:style-name="P53">global const vs macro</text:p>
        </text:list-item>
        <text:list-item>
          <text:p text:style-name="P53">константы в памяти</text:p>
        </text:list-item>
        <text:list-item>
          <text:p text:style-name="P53">static const</text:p>
        </text:list-item>
        <text:list-item>
          <text:p text:style-name="P53">const methods</text:p>
        </text:list-item>
        <text:list-item>
          <text:p text:style-name="P53">const parameters</text:p>
        </text:list-item>
        <text:list-item>
          <text:p text:style-name="P53">const this</text:p>
        </text:list-item>
        <text:list-item>
          <text:p text:style-name="P53">delete this</text:p>
        </text:list-item>
        <text:list-item>
          <text:p text:style-name="P53">pimpl</text:p>
        </text:list-item>
        <text:list-item>
          <text:p text:style-name="P53">mutual &amp; const</text:p>
        </text:list-item>
        <text:list-item>
          <text:p text:style-name="P53">const in UML</text:p>
        </text:list-item>
        <text:list-item>
          <text:p text:style-name="P53">STL &amp; operator overloading</text:p>
        </text:list-item>
        <text:list-item>
          <text:p text:style-name="P54">templates</text:p>
        </text:list-item>
        <text:list-item>
          <text:p text:style-name="P54">ROM memory</text:p>
        </text:list-item>
      </text:list>
      <text:p text:style-name="P16"><text:tab/><text:tab/><text:span text:style-name="T77">/* I swear not to change this variable*/</text:span></text:p>
      <text:p text:style-name="P17"><text:span text:style-name="T23"><text:tab/></text:span><text:span text:style-name="T18">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7"><text:span text:style-name="T23"><text:tab/></text:span><text:span text:style-name="T18">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23">беpпрепрятственно</text:span><text:span text:style-name="T18">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22"><text:tab/></text:p>
      <text:p text:style-name="P21"><text:soft-page-break/></text:p>
      <text:p text:style-name="P20"><text:span text:style-name="T23"><text:tab/></text:span><text:span text:style-name="T18">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23">,</text:span><text:span text:style-name="T18">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23">, </text:span><text:span text:style-name="T18">воспринимайте </text:span><text:span text:style-name="T23">const </text:span><text:span text:style-name="T18">как часть документации. Код изобилующий </text:span><text:span text:style-name="T23">const </text:span><text:span text:style-name="T18">легче читается</text:span><text:span text:style-name="T23">, воспринимается</text:span><text:span text:style-name="T18"> и модифицируется. Как следствие, это </text:span><text:span text:style-name="T22">о</text:span><text:span text:style-name="T18">блегчает понимание проектных решений заложенных вами. И усложняет <text:s/>задачу совершить непреднамеренную ошибку в коде.</text:span></text:p>
      <text:p text:style-name="P24"><text:span text:style-name="T23"><text:tab/></text:span><text:span text:style-name="T18">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4"><text:span text:style-name="T23"><text:tab/></text:span><text:span text:style-name="T18">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6"><text:span text:style-name="T23"><text:tab/></text:span><text:span text:style-name="T18">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5"><text:span text:style-name="T23"><text:tab/></text:span><text:span text:style-name="T18">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23"> </text:span><text:span text:style-name="T18">В примерах я постараюсь затронуть аспекты использования в таких языках как С++ и Java.</text:span></text:p>
      <text:p text:style-name="P1"><text:span text:style-name="T23"><text:tab/></text:span><text:span text:style-name="T18">Начнем, пожалуй, из самого простого применения констант, а именно константных данных.</text:span></text:p>
      <text:p text:style-name="P5"/>
      <text:p text:style-name="P5"/>
      <text:p text:style-name="P5"/>
      <text:p text:style-name="P6"><text:s/></text:p>
      <text:p text:style-name="P27"/>
      <text:p text:style-name="P29"/>
      <text:p text:style-name="P29"/>
      <text:p text:style-name="P29"/>
      <text:p text:style-name="P29"><text:soft-page-break/></text:p>
      <text:p text:style-name="P29">Константные литералы.</text:p>
      <text:p text:style-name="P28"><text:span text:style-name="T19">Литерал это последовательность одного или больше символов заключенных в двойные скобки </text:span><text:span text:style-name="T21">и последующим символом </text:span><text:span text:style-name="T24">'</text:span><text:span text:style-name="T25">\0</text:span><text:span text:style-name="T24">' </text:span><text:span text:style-name="T19">в конце. Существует различие между <text:s/>литералами в </text:span><text:span text:style-name="T21">С и С++</text:span><text:span text:style-name="T19">. <text:s/>В С </text:span><text:span text:style-name="T21">литерал </text:span><text:span text:style-name="T19">это массив </text:span><text:span text:style-name="T24">char, </text:span><text:span text:style-name="T19">в С++ </text:span><text:span text:style-name="T24">const char </text:span><text:span text:style-name="T19">(</text:span><text:span text:style-name="T24">wchar_t</text:span><text:span text:style-name="T19">)</text:span><text:span text:style-name="T24">. </text:span><text:span text:style-name="T19">Соответственно модификация литерала</text:span><text:span text:style-name="T24"> </text:span><text:span text:style-name="T19">в С++</text:span><text:span text:style-name="T24">, </text:span><text:span text:style-name="T19">в отличии от </text:span><text:span text:style-name="T21">С</text:span><text:span text:style-name="T24">, </text:span><text:span text:style-name="T19">запрещена и может вызвать </text:span><text:span text:style-name="T24">Undefined behavior (</text:span><text:span text:style-name="T19">далее </text:span><text:span text:style-name="T24">UB</text:span><text:span text:style-name="T19">)</text:span><text:span text:style-name="T24">. </text:span><text:span text:style-name="T19">Компилятор может разместить литерал в </text:span><text:span text:style-name="T24">read only memory (ROM), </text:span><text:span text:style-name="T19">так же может выполнить оптимизацию и разместить повторяющиеся значения по одному адресу.</text:span><text:span text:style-name="T24"> </text:span><text:span text:style-name="T19">Модификация одного значения может повлечь изменения в других. </text:span></text:p>
      <text:p text:style-name="P30"><text:span text:style-name="T24"><text:s/></text:span><text:span text:style-name="T20">Рассмотрим пример.</text:span></text:p>
      <text:p text:style-name="P23"><text:span text:style-name="T28">char</text:span><text:span text:style-name="T1"> *</text:span><text:span text:style-name="T38">c_str</text:span><text:span text:style-name="T1"> = </text:span><text:span text:style-name="T46">"box"</text:span><text:span text:style-name="T1">;</text:span></text:p>
      <text:p text:style-name="P23"><text:span text:style-name="T28">const</text:span><text:span text:style-name="T1"> </text:span><text:span text:style-name="T28">char</text:span><text:span text:style-name="T1"> *</text:span><text:span text:style-name="T38">cpp_str</text:span><text:span text:style-name="T1"> = </text:span><text:span text:style-name="T46">"fox"</text:span><text:span text:style-name="T1">;</text:span></text:p>
      <text:p text:style-name="P23"><text:span text:style-name="T1">*</text:span><text:span text:style-name="T28">const_cast</text:span><text:span text:style-name="T1">&lt;</text:span><text:span text:style-name="T28">char</text:span><text:span text:style-name="T1">*&gt;(</text:span><text:span text:style-name="T38">cpp_str</text:span><text:span text:style-name="T1">) = </text:span><text:span text:style-name="T46">'b'</text:span><text:span text:style-name="T1">; </text:span><text:span text:style-name="T51">// </text:span><text:span text:style-name="T56">lead to </text:span><text:span text:style-name="T51">UB!</text:span></text:p>
      <text:p text:style-name="P23"><text:span text:style-name="T1">*</text:span><text:span text:style-name="T38">c_str</text:span><text:span text:style-name="T1"> = </text:span><text:span text:style-name="T46">'f'</text:span><text:span text:style-name="T1">; </text:span><text:span text:style-name="T51">// <text:s/></text:span><text:span text:style-name="T56">lead to </text:span><text:span text:style-name="T51">UB!</text:span></text:p>
      <text:p text:style-name="P18"><text:span text:style-name="T67">Данный</text:span><text:span text:style-name="T61"> код </text:span><text:span text:style-name="T67">приводит к</text:span><text:span text:style-name="T61"> </text:span><text:span text:style-name="T64">UB.</text:span></text:p>
      <text:p text:style-name="P19"><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9"><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9"><text:span text:style-name="T2">код для </text:span><text:span text:style-name="T3">Windows.</text:span></text:p>
      <text:p text:style-name="P19"><text:span text:style-name="T5"><text:tab/></text:span><text:span text:style-name="T33">const</text:span><text:span text:style-name="T5"> </text:span><text:span text:style-name="T33">char</text:span><text:span text:style-name="T5"> *</text:span><text:span text:style-name="T42">cpp_str</text:span><text:span text:style-name="T5"> = </text:span><text:span text:style-name="T49">"fox"</text:span><text:span text:style-name="T5">;</text:span></text:p>
      <text:p text:style-name="P9"><text:span text:style-name="T8"><text:s text:c="5"/><text:tab/></text:span><text:span text:style-name="T31">const</text:span><text:span text:style-name="T8"> </text:span><text:span text:style-name="T31">char</text:span><text:span text:style-name="T8"> *</text:span><text:span text:style-name="T40">cpp_str2</text:span><text:span text:style-name="T8"> = </text:span><text:span text:style-name="T47">"fox"</text:span><text:span text:style-name="T8">;</text:span></text:p>
      <text:p text:style-name="P12"/>
      <text:p text:style-name="P9"><text:span text:style-name="T3"><text:s/><text:tab/></text:span><text:span text:style-name="T32">DWORD</text:span><text:span text:style-name="T5"> </text:span><text:span text:style-name="T42">OldProt</text:span><text:span text:style-name="T5">;</text:span></text:p>
      <text:p text:style-name="P13"/>
      <text:p text:style-name="P10"><text:span text:style-name="T10"><text:tab/></text:span><text:span text:style-name="T85">// Change the protection of a region</text:span></text:p>
      <text:p text:style-name="P9"><text:span text:style-name="T9"><text:s text:c="4"/><text:tab/></text:span><text:span text:style-name="T36">if</text:span><text:span text:style-name="T9"> (!</text:span><text:span text:style-name="T14">VirtualProtect</text:span><text:span text:style-name="T9">((</text:span><text:span text:style-name="T36">void</text:span><text:span text:style-name="T9">*)</text:span><text:span text:style-name="T43">cpp_str</text:span><text:span text:style-name="T9">, </text:span><text:span text:style-name="T14">strlen</text:span><text:span text:style-name="T9">(</text:span><text:span text:style-name="T43">cpp_str</text:span><text:span text:style-name="T9">), </text:span><text:span text:style-name="T93">PAGE_EXECUTE_READWRITE</text:span><text:span text:style-name="T9">, &amp;</text:span><text:span text:style-name="T43">OldProt</text:span><text:span text:style-name="T9">)){</text:span></text:p>
      <text:p text:style-name="P9"><text:span text:style-name="T9"><text:s text:c="7"/><text:tab/></text:span><text:span text:style-name="T14">printf</text:span><text:span text:style-name="T9">(</text:span><text:span text:style-name="T50">"Failed to change memory"</text:span><text:span text:style-name="T9">);</text:span></text:p>
      <text:p text:style-name="P15"><text:s text:c="4"/><text:tab/>}</text:p>
      <text:p text:style-name="P14"><text:tab/></text:p>
      <text:p text:style-name="P9"><text:span text:style-name="T3"><text:tab/>*</text:span><text:span text:style-name="T32">const_cast</text:span><text:span text:style-name="T3">&lt;</text:span><text:span text:style-name="T32">char</text:span><text:span text:style-name="T3">*&gt;(</text:span><text:span text:style-name="T41">cpp_str</text:span><text:span text:style-name="T3">) = </text:span><text:span text:style-name="T48">'b'</text:span><text:span text:style-name="T3">; </text:span><text:span text:style-name="T55">// ok</text:span></text:p>
      <text:p text:style-name="P14"><text:tab/></text:p>
      <text:p text:style-name="P9"><text:span text:style-name="T3"><text:tab/></text:span><text:span text:style-name="T32">std</text:span><text:span text:style-name="T5">::</text:span><text:span text:style-name="T41">cout</text:span><text:span text:style-name="T5"> </text:span><text:span text:style-name="T76">&lt;&lt;</text:span><text:span text:style-name="T5"> </text:span><text:span text:style-name="T42">cpp_str</text:span><text:span text:style-name="T5"> </text:span><text:span text:style-name="T76">&lt;&lt;</text:span><text:span text:style-name="T5"> </text:span><text:span text:style-name="T32">std</text:span><text:span text:style-name="T5">::</text:span><text:span text:style-name="T15">endl</text:span><text:span text:style-name="T5">;</text:span></text:p>
      <text:p text:style-name="P9"><text:span text:style-name="T9"><text:s text:c="4"/><text:tab/></text:span><text:span text:style-name="T35">std</text:span><text:span text:style-name="T9">::</text:span><text:span text:style-name="T44">cout</text:span><text:span text:style-name="T9"> </text:span><text:span text:style-name="T75">&lt;&lt;</text:span><text:span text:style-name="T9"> </text:span><text:span text:style-name="T43">cpp_str2</text:span><text:span text:style-name="T9"> </text:span><text:span text:style-name="T75">&lt;&lt;</text:span><text:span text:style-name="T9"> </text:span><text:span text:style-name="T35">std</text:span><text:span text:style-name="T9">::</text:span><text:span text:style-name="T14">endl</text:span><text:span text:style-name="T9">;</text:span></text:p>
      <text:p text:style-name="P14"/>
      <text:p text:style-name="P9"><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14"><text:tab/></text:p>
      <text:p text:style-name="P39"/>
      <text:p text:style-name="P38"/>
      <text:p text:style-name="P38"/>
      <text:p text:style-name="P38"/>
      <text:p text:style-name="P38"><text:soft-page-break/></text:p>
      <text:p text:style-name="P38">Константные значения и <text:span text:style-name="T80">magic numbers</text:span>.</text:p>
      <text:p text:style-name="P37">Взглянем на следующий код вычисления длины круга, по формуле известной со школьной скамьи. Наивная реализация может быть такой.</text:p>
      <text:p text:style-name="P37">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42">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43">float GetCircleLen(float rad)</text:p>
      <text:p text:style-name="P43">{</text:p>
      <text:p text:style-name="P43"><text:tab/>If (rad &lt; 0.f){</text:p>
      <text:p text:style-name="P43"><text:tab/><text:tab/>error("invalid parameter");</text:p>
      <text:p text:style-name="P43"><text:tab/><text:tab/>return 0.f;</text:p>
      <text:p text:style-name="P43"><text:s text:c="17"/>}</text:p>
      <text:p text:style-name="P43"><text:s text:c="14"/>const float PI = 3.1415f;</text:p>
      <text:p text:style-name="P43"><text:tab/>return 2.f * PI * rad; </text:p>
      <text:p text:style-name="P43">}</text:p>
      <text:p text:style-name="P43">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43">//...</text:p>
      <text:p text:style-name="P43">const float PI_x_2 = 6.28f;</text:p>
      <text:p text:style-name="P43"><text:soft-page-break/>return PI_x_2 * rad;</text:p>
      <text:p text:style-name="P43">//…</text:p>
      <text:p text:style-name="P45"><text:span text:style-name="T61">В С++ модификатор const это указание компилятору что значение нельзя переприсваивать после инициализации.</text:span><text:span text:style-name="T64"> </text:span><text:span text:style-name="T61">Все проверки происходят в </text:span><text:span text:style-name="T64">compile-time,</text:span><text:span text:style-name="T61"> так что скомпилированый код не несет никаких дополнительных расходов в </text:span><text:span text:style-name="T64">runtime. </text:span><text:span text:style-name="T61"><text:s/>Там не мение, стандарт оставляет право за компилятором решать в какой памяти размещать</text:span><text:span text:style-name="T64"> </text:span><text:span text:style-name="T61">константные данные и оптимизировать код по своему усмотрению.</text:span></text:p>
      <text:p text:style-name="P44">Расмотрим следующий код. </text:p>
      <text:p text:style-name="P45"><text:span text:style-name="T28">const</text:span><text:span text:style-name="T1"> </text:span><text:span text:style-name="T28">int</text:span><text:span text:style-name="T1"> </text:span><text:span text:style-name="T38">someVar</text:span><text:span text:style-name="T1"> = 1;</text:span></text:p>
      <text:p text:style-name="P45"><text:span text:style-name="T28">const</text:span><text:span text:style-name="T1"> </text:span><text:span text:style-name="T28">int</text:span><text:span text:style-name="T1"> *</text:span><text:span text:style-name="T38">ptr</text:span><text:span text:style-name="T1"> = &amp;</text:span><text:span text:style-name="T38">someVar</text:span><text:span text:style-name="T1">;</text:span></text:p>
      <text:p text:style-name="P45"><text:span text:style-name="T29">std</text:span><text:span text:style-name="T1">::</text:span><text:span text:style-name="T39">cout</text:span><text:span text:style-name="T1"> </text:span><text:span text:style-name="T74">&lt;&lt;</text:span><text:span text:style-name="T1"> *</text:span><text:span text:style-name="T38">ptr</text:span><text:span text:style-name="T1"> </text:span><text:span text:style-name="T74">&lt;&lt;</text:span><text:span text:style-name="T1"> </text:span><text:span text:style-name="T29">std</text:span><text:span text:style-name="T1">::</text:span><text:span text:style-name="T12">endl</text:span><text:span text:style-name="T1">;</text:span></text:p>
      <text:p text:style-name="P45"><text:span text:style-name="T1">*(</text:span><text:span text:style-name="T28">const_cast</text:span><text:span text:style-name="T1">&lt;</text:span><text:span text:style-name="T28">int</text:span><text:span text:style-name="T1">*&gt;(</text:span><text:span text:style-name="T38">ptr</text:span><text:span text:style-name="T1">)) = 2;</text:span></text:p>
      <text:p text:style-name="P45"><text:span text:style-name="T29">std</text:span><text:span text:style-name="T1">::</text:span><text:span text:style-name="T39">cout</text:span><text:span text:style-name="T1"> </text:span><text:span text:style-name="T74">&lt;&lt;</text:span><text:span text:style-name="T1"> *</text:span><text:span text:style-name="T38">ptr</text:span><text:span text:style-name="T1"> </text:span><text:span text:style-name="T74">&lt;&lt;</text:span><text:span text:style-name="T1"> </text:span><text:span text:style-name="T29">std</text:span><text:span text:style-name="T1">::</text:span><text:span text:style-name="T12">endl</text:span><text:span text:style-name="T5">;</text:span></text:p>
      <text:p text:style-name="P46">и</text:p>
      <text:p text:style-name="P47"><text:span text:style-name="T1"><text:s/></text:span><text:span text:style-name="T28">const</text:span><text:span text:style-name="T1"> </text:span><text:span text:style-name="T28">int</text:span><text:span text:style-name="T1"> </text:span><text:span text:style-name="T38">someVar</text:span><text:span text:style-name="T1"> = 1;</text:span></text:p>
      <text:p text:style-name="P47"><text:span text:style-name="T1"><text:s/></text:span><text:span text:style-name="T28">const</text:span><text:span text:style-name="T1"> </text:span><text:span text:style-name="T28">int</text:span><text:span text:style-name="T1"> *</text:span><text:span text:style-name="T38">ptr</text:span><text:span text:style-name="T1"> = &amp;</text:span><text:span text:style-name="T38">someVar</text:span><text:span text:style-name="T1">;</text:span></text:p>
      <text:p text:style-name="P47"><text:span text:style-name="T1"><text:s/></text:span><text:span text:style-name="T29">std</text:span><text:span text:style-name="T1">::</text:span><text:span text:style-name="T39">cout</text:span><text:span text:style-name="T1"> </text:span><text:span text:style-name="T74">&lt;&lt;</text:span><text:span text:style-name="T1"> </text:span><text:span text:style-name="T38">someVar</text:span><text:span text:style-name="T1"> </text:span><text:span text:style-name="T74">&lt;&lt;</text:span><text:span text:style-name="T1"> </text:span><text:span text:style-name="T29">std</text:span><text:span text:style-name="T1">::</text:span><text:span text:style-name="T12">endl</text:span><text:span text:style-name="T1">;</text:span></text:p>
      <text:p text:style-name="P47"><text:span text:style-name="T1"><text:s/>*(</text:span><text:span text:style-name="T28">const_cast</text:span><text:span text:style-name="T1">&lt;</text:span><text:span text:style-name="T28">int</text:span><text:span text:style-name="T1">*&gt;(</text:span><text:span text:style-name="T38">ptr</text:span><text:span text:style-name="T1">)) = 2;</text:span></text:p>
      <text:p text:style-name="P47"><text:span text:style-name="T1"><text:s/></text:span><text:span text:style-name="T29">std</text:span><text:span text:style-name="T1">::</text:span><text:span text:style-name="T39">cout</text:span><text:span text:style-name="T1"> </text:span><text:span text:style-name="T74">&lt;&lt;</text:span><text:span text:style-name="T1"> </text:span><text:span text:style-name="T38">someVar</text:span><text:span text:style-name="T1"> </text:span><text:span text:style-name="T74">&lt;&lt;</text:span><text:span text:style-name="T1"> </text:span><text:span text:style-name="T29">std</text:span><text:span text:style-name="T1">::</text:span><text:span text:style-name="T12">endl</text:span><text:span text:style-name="T1">;</text:span></text:p>
      <text:p text:style-name="P47"><text:span text:style-name="T1"><text:s/></text:span><text:span text:style-name="T1"><text:s/>// 1 </text:span><text:span text:style-name="T5">: 1</text:span></text:p>
      <text:p text:style-name="P45"><text:span text:style-name="T61">В первом случае</text:span><text:span text:style-name="T64">, </text:span><text:span text:style-name="T61">мы как и ожидаем</text:span><text:span text:style-name="T64">, </text:span><text:span text:style-name="T61">получим вывод </text:span><text:span text:style-name="T64">(</text:span><text:span text:style-name="T61">1</text:span><text:span text:style-name="T64">,2) </text:span><text:span text:style-name="T61">во втором случае нас ждет сюрприз</text:span><text:span text:style-name="T64"> - (</text:span><text:span text:style-name="T61">1</text:span><text:span text:style-name="T64">,1). </text:span><text:span text:style-name="T61">Дело в том что компилятор оптимизировал код</text:span><text:span text:style-name="T64">, </text:span><text:span text:style-name="T61">не ожидая от нас <text:s/>такой подлости с заменой значения константы. Имейте ввиду</text:span><text:span text:style-name="T64">,</text:span><text:span text:style-name="T61"> этот код может приводить к краху приложения</text:span><text:span text:style-name="T64"> </text:span><text:span text:style-name="T61">на вполне законных основаниях. Стандарт говорит что изменение константы это всегда </text:span><text:span text:style-name="T64">Undefined Behaviour</text:span><text:span text:style-name="T61"> </text:span><text:span text:style-name="T64">(UB), </text:span><text:span text:style-name="T61">а значит поведение может отличатся на разных компиляторах</text:span><text:span text:style-name="T64">, </text:span><text:span text:style-name="T61">или что еще хуже - на разных версиях одного и того же компилятора.</text:span></text:p>
      <text:p text:style-name="P43"/>
      <text:p text:style-name="P43"/>
      <text:p text:style-name="P43"/>
      <text:p text:style-name="P43"/>
      <text:p text:style-name="P43"/>
      <text:p text:style-name="P43"/>
      <text:p text:style-name="P31"/>
      <text:p text:style-name="P31"/>
      <text:p text:style-name="P31"/>
      <text:p text:style-name="P31"/>
      <text:p text:style-name="P31"><text:soft-page-break/></text:p>
      <text:p text:style-name="P33">Константные указатели</text:p>
      <text:p text:style-name="P31">При работе с указателями возможны следующие объявления</text:p>
      <text:p text:style-name="P36">const X * ptr</text:p>
      <text:p text:style-name="P36">X const * ptr;</text:p>
      <text:p text:style-name="P36">X * const ptr;</text:p>
      <text:p text:style-name="P36">const X * const ptr;</text:p>
      <text:p text:style-name="P41">Несмотря на некоторую запутаность<text:span text:style-name="T78">,</text:span> здесь достаточно простая семантика. Читайте выражение справа налево.<text:span text:style-name="T78"> С</text:span>имвол <text:span text:style-name="T80">'</text:span><text:span text:style-name="T11">*</text:span><text:span text:style-name="T80">' </text:span>разделяет выражение на две части<text:span text:style-name="T78">, </text:span>тип и указатель. См<text:span text:style-name="T78">.</text:span> рисунок ниже<text:span text:style-name="T78">, ф</text:span>иолетовым обозначено то что относится к переменной<text:span text:style-name="T78">, </text:span>синим к указателю.</text:p>
      <text:p text:style-name="P35"><text:span text:style-name="T91">const X </text:span><text:span text:style-name="T92">*</text:span><text:span text:style-name="T90"> </text:span><text:span text:style-name="T87">p</text:span><text:span text:style-name="T90">tr </text:span><text:span text:style-name="T98">—</text:span><text:span text:style-name="T88"> </text:span><text:span text:style-name="T99">указатель </text:span><text:span text:style-name="T102">ptr</text:span><text:span text:style-name="T100"> </text:span><text:span text:style-name="T99">на объект типа </text:span><text:span text:style-name="T100">X </text:span><text:span text:style-name="T99">который констанантный. </text:span><text:span text:style-name="T101">Обьект </text:span><text:span text:style-name="T99">на который указывает </text:span><text:span text:style-name="T100">ptr</text:span><text:span text:style-name="T101">, <text:tab/><text:tab/><text:tab/> нельзя изменять <text:s/>посредством указателя, </text:span><text:span text:style-name="T99">сам </text:span><text:span text:style-name="T102">ptr</text:span><text:span text:style-name="T100"> </text:span><text:span text:style-name="T99">можно</text:span><text:span text:style-name="T100">.</text:span></text:p>
      <text:p text:style-name="P35"><text:span text:style-name="T91"><text:s/>X const </text:span><text:span text:style-name="T92">*</text:span><text:span text:style-name="T90"> ptr</text:span><text:span text:style-name="T98">—</text:span><text:span text:style-name="T88"> </text:span><text:span text:style-name="T99">указатель </text:span><text:span text:style-name="T102">ptr</text:span><text:span text:style-name="T99"> на констанантный объект типа </text:span><text:span text:style-name="T100">X. </text:span><text:span text:style-name="T101">Обьект </text:span><text:span text:style-name="T99">на который указывает </text:span><text:span text:style-name="T100">ptr</text:span><text:span text:style-name="T101">,</text:span><text:span text:style-name="T100"> </text:span><text:span text:style-name="T101">нельзя <text:tab/><text:tab/><text:tab/> изменять посредством указателя, </text:span><text:span text:style-name="T99">сам </text:span><text:span text:style-name="T102">ptr</text:span><text:span text:style-name="T100"> </text:span><text:span text:style-name="T99">можно</text:span><text:span text:style-name="T100">.</text:span></text:p>
      <text:p text:style-name="P35"><text:span text:style-name="T91">X </text:span><text:span text:style-name="T92">*</text:span><text:span text:style-name="T90"> const ptr </text:span><text:span text:style-name="T98">– </text:span><text:span text:style-name="T99">константный указатель </text:span><text:span text:style-name="T102">ptr</text:span><text:span text:style-name="T99"> на объект </text:span><text:span text:style-name="T101">типа </text:span><text:span text:style-name="T100">X. </text:span><text:span text:style-name="T99">Указатель </text:span><text:span text:style-name="T100">ptr </text:span><text:span text:style-name="T99">нельзя изменять</text:span><text:span text:style-name="T101">, </text:span><text:span text:style-name="T99">сам обьект <text:tab/><text:tab/><text:tab/>можно.</text:span></text:p>
      <text:p text:style-name="P32"><text:span text:style-name="T95">const X </text:span><text:span text:style-name="T96">*</text:span><text:span text:style-name="T97"> const ptr </text:span><text:span text:style-name="T84">—</text:span><text:span text:style-name="T98"> константный указатель </text:span><text:span text:style-name="T83">ptr</text:span><text:span text:style-name="T98"> на объект константн</text:span><text:span text:style-name="T84">о</text:span><text:span text:style-name="T98">го типа </text:span><text:span text:style-name="T84">X. </text:span><text:span text:style-name="T98">Ни объект, ни указатель <text:tab/><text:tab/><text:tab/><text:tab/>изменять нельзя.</text:span></text:p>
      <text:p text:style-name="P40">Вы<text:span text:style-name="T78"> уже</text:span> наверное заметили<text:span text:style-name="T78">, </text:span>что первая и вторая строчка семантически одинаковы.</text:p>
      <text:p text:style-name="P40"><text:span text:style-name="T78"><text:s/></text:span><text:span text:style-name="T81">const int * ptr </text:span>и <text:span text:style-name="T81">int const * ptr</text:span><text:span text:style-name="T78">, </text:span>означают одно и то же.</text:p>
      <text:p text:style-name="P31"><text:span text:style-name="T82">Tip: </text:span><text:span text:style-name="T94">Есть разные мнения на счет написания </text:span><text:span text:style-name="T82">const </text:span><text:span text:style-name="T94">слева и справа от типа. Некоторый считают что </text:span><text:span text:style-name="T82">const </text:span><text:span text:style-name="T94">справа более консистентное с точки зрения правил языка. </text:span></text:p>
      <text:p text:style-name="P34">Рассмотрим пример</text:p>
      <text:p text:style-name="P1"><text:span text:style-name="T28"><text:tab/>int</text:span><text:span text:style-name="T1"> </text:span><text:span text:style-name="T38">a</text:span><text:span text:style-name="T1"> = 0;</text:span></text:p>
      <text:p text:style-name="P1"><text:span text:style-name="T1"><text:tab/></text:span><text:span text:style-name="T31">int</text:span><text:span text:style-name="T8"> </text:span><text:span text:style-name="T40">b</text:span><text:span text:style-name="T8"> = 2;</text:span></text:p>
      <text:p text:style-name="P9"><text:span text:style-name="T8"><text:s text:c="4"/><text:tab/></text:span><text:span text:style-name="T31">const</text:span><text:span text:style-name="T8"> </text:span><text:span text:style-name="T31">int</text:span><text:span text:style-name="T8"> *</text:span><text:span text:style-name="T40">ptr</text:span><text:span text:style-name="T8"> = &amp;</text:span><text:span text:style-name="T40">a</text:span><text:span text:style-name="T8">; </text:span><text:span text:style-name="T54">// </text:span><text:span text:style-name="T53">указатель на константную переменную типа </text:span><text:span text:style-name="T57">int</text:span></text:p>
      <text:p text:style-name="P12"><text:s text:c="4"/><text:tab/></text:p>
      <text:p text:style-name="P9"><text:span text:style-name="T8"><text:tab/></text:span><text:span text:style-name="T40">ptr</text:span><text:span text:style-name="T8"> = &amp;</text:span><text:span text:style-name="T40">b</text:span><text:span text:style-name="T8">; </text:span><text:span text:style-name="T54">// ok. и</text:span><text:span text:style-name="T53">зменяем значение указателя </text:span></text:p>
      <text:p text:style-name="P9"><text:span text:style-name="T8"><text:s text:c="4"/><text:tab/>*</text:span><text:span text:style-name="T40">ptr</text:span><text:span text:style-name="T8"> = </text:span><text:span text:style-name="T40">b</text:span><text:span text:style-name="T8">; </text:span><text:span text:style-name="T54">// !!! error. и</text:span><text:span text:style-name="T53">зменять значение переменной посредством указателя запрещено</text:span></text:p>
      <text:p text:style-name="P2"><text:tab/></text:p>
      <text:p text:style-name="P1"><text:span text:style-name="T61"><text:tab/></text:span><text:span text:style-name="T31">int</text:span><text:span text:style-name="T8"> *</text:span><text:span text:style-name="T31">const</text:span><text:span text:style-name="T8"> </text:span><text:span text:style-name="T40">ptr2</text:span><text:span text:style-name="T8"> = &amp;</text:span><text:span text:style-name="T40">a</text:span><text:span text:style-name="T8">; </text:span><text:span text:style-name="T54">// </text:span><text:span text:style-name="T53">константный указатель на переменную типа </text:span><text:span text:style-name="T57">int</text:span></text:p>
      <text:p text:style-name="P9"><text:span text:style-name="T8"><text:tab/></text:span><text:span text:style-name="T40">ptr2</text:span><text:span text:style-name="T8"> = &amp;</text:span><text:span text:style-name="T40">b</text:span><text:span text:style-name="T8">; </text:span><text:span text:style-name="T54">// !!! error. </text:span><text:span text:style-name="T53">Изменять значение указателя запрещено</text:span></text:p>
      <text:p text:style-name="P9"><text:span text:style-name="T8"><text:s text:c="4"/><text:tab/>*</text:span><text:span text:style-name="T40">ptr2</text:span><text:span text:style-name="T8"> = </text:span><text:span text:style-name="T40">b</text:span><text:span text:style-name="T8">; </text:span><text:span text:style-name="T54">// ok. </text:span><text:span text:style-name="T53">изменять значение переменной на которую указывает указатель</text:span><text:span text:style-name="T57">, </text:span><text:span text:style-name="T53">можно</text:span></text:p>
      <text:p text:style-name="P2"><text:span text:style-name="T31"><text:tab/>int</text:span><text:span text:style-name="T8"> *</text:span><text:span text:style-name="T31">const</text:span><text:span text:style-name="T8"> </text:span><text:span text:style-name="T40">ptr3</text:span><text:span text:style-name="T45">; </text:span><text:span text:style-name="T58">// error. </text:span><text:span text:style-name="T54">Нельзя объявлять константный указатель без инициализации.</text:span></text:p>
      <text:p text:style-name="P4"><text:span text:style-name="T62"><text:tab/><text:tab/></text:span><text:span text:style-name="T61">Некоторый интерес представляет последний тип</text:span><text:span text:style-name="T67">, </text:span><text:span text:style-name="T61">константный указатель на константный объект. </text:span><text:span text:style-name="T64">TODO</text:span></text:p>
      <text:p text:style-name="P3"><text:soft-page-break/></text:p>
      <text:p text:style-name="P4"><text:span text:style-name="T62"><text:tab/>Ссылки и </text:span><text:span text:style-name="T65">const</text:span></text:p>
      <text:p text:style-name="P49"><text:span text:style-name="T62"><text:tab/>Для начала вспомним что такое ссылка в </text:span><text:span text:style-name="T68">С++</text:span><text:span text:style-name="T62">.</text:span><text:span text:style-name="T68"> Сс</text:span><text:span text:style-name="T62">ылка на переменную </text:span><text:span text:style-name="T66">X</text:span><text:span text:style-name="T63"> </text:span><text:span text:style-name="T62">типа</text:span><text:span text:style-name="T63"> </text:span><text:span text:style-name="T66">T</text:span><text:span text:style-name="T65"> </text:span><text:span text:style-name="T62">это не что иное как <text:tab/>машинный <text:s/>адрес</text:span><text:span text:style-name="T68"> </text:span><text:span text:style-name="T62">переменной </text:span><text:span text:style-name="T66">X</text:span><text:span text:style-name="T65">. </text:span><text:span text:style-name="T62">Если мы объявили ссылку </text:span><text:span text:style-name="T63">r</text:span><text:span text:style-name="T66">ef</text:span><text:span text:style-name="T65"> </text:span><text:span text:style-name="T62">на переменную </text:span><text:span text:style-name="T66">val</text:span><text:span text:style-name="T68">, </text:span><text:span text:style-name="T62">мы всего лишь даем <text:tab/>указание компилятору <text:s/>везде где используется </text:span><text:span text:style-name="T66">ref</text:span><text:span text:style-name="T68">, </text:span><text:span text:style-name="T62">использовать фактически сам объект </text:span><text:span text:style-name="T66">val</text:span><text:span text:style-name="T65"> </text:span><text:span text:style-name="T62">через <text:tab/></text:span><text:span text:style-name="T68">автоматическое</text:span><text:span text:style-name="T69"> </text:span><text:span text:style-name="T68">разименование низлежащего адреса. Не стоит воспринимать сс</text:span><text:span text:style-name="T62">ылку как некого рода <text:tab/>указатель на объект</text:span><text:span text:style-name="T68">, </text:span><text:span text:style-name="T62">ссылка это и есть сам объект. По аналогии с указателями</text:span><text:span text:style-name="T68">, </text:span><text:span text:style-name="T62">объявим ссылки аналогичным образом</text:span><text:span text:style-name="T68">:</text:span><text:span text:style-name="T63"> </text:span></text:p>
      <text:p text:style-name="P48"><text:span text:style-name="T63"><text:tab/></text:span><text:span text:style-name="T103">const X &amp;ref, <text:s/><text:tab/></text:span><text:span text:style-name="T104"> </text:span><text:span text:style-name="T103">X const &amp;ref - <text:s/></text:span><text:span text:style-name="T62">пока все </text:span><text:span text:style-name="T65">ok</text:span><text:span text:style-name="T62">. Мы объявили ссылку на константнтный тип </text:span><text:span text:style-name="T69">Х</text:span><text:span text:style-name="T68">, </text:span><text:span text:style-name="T62">изменять который</text:span><text:span text:style-name="T68">, </text:span><text:span text:style-name="T62">посредством ссылки </text:span><text:span text:style-name="T66">ref </text:span><text:span text:style-name="T62">мы не имеем права. </text:span></text:p>
      <text:p text:style-name="P7"><text:tab/>X &amp;const <text:s/>ref – <text:span text:style-name="T71">Проблема! Скорее всего</text:span><text:span text:style-name="T72">, </text:span><text:span text:style-name="T71">ваш компилятор выдаст предупреждение </text:span><text:span text:style-name="T72">“”. </text:span><text:span text:style-name="T71">Причина в самой <text:tab/>природе ссылок. <text:s/>Ссылка неразрывно связана с </text:span><text:span text:style-name="T72">референтом, </text:span><text:span text:style-name="T71">т. е. объектом на который она ссылается. <text:tab/>Ссылка не может существовать без референта (вспомните ошибку компилятора при объявлении ссылки <text:tab/>без инициализации). Будучи однажды </text:span><text:span text:style-name="T73">проинициализированой, </text:span><text:span text:style-name="T71">ссылка не может поменять референта. </text:span></text:p>
      <text:p text:style-name="P7"><text:span text:style-name="T71"><text:tab/></text:span><text:span text:style-name="T70">Давайте рассмотрим передачу аргументов в функцию с приминением <text:s/></text:span><text:span text:style-name="T60">const.</text:span></text:p>
      <text:p text:style-name="P7"><text:span text:style-name="T73"><text:tab/></text:span><text:span text:style-name="T71">Для начала вспомним что такое аргумент и параметр функции.</text:span></text:p>
      <text:p text:style-name="P7"><text:span text:style-name="T71"><text:tab/></text:span><text:span text:style-name="T70">Аргумент - </text:span></text:p>
      <text:p text:style-name="P3"><text:tab/>Параметр -</text:p>
      <text:p text:style-name="P7"><text:span text:style-name="T70"><text:tab/></text:span><text:span text:style-name="T72">В С++ передача параметров функции возможна тремя способами: </text:span><text:span text:style-name="T71">по значению, через указатель </text:span><text:span text:style-name="T72">и по <text:tab/>сс</text:span><text:span text:style-name="T71">ылке. Не будем сейчас касаться плюсов и минусов каждого подхода</text:span><text:span text:style-name="T72">, </text:span><text:span text:style-name="T71">вспомним лишь что при передаче <text:tab/>по <text:tab/>значению происходит копирование объекта. Напротив</text:span><text:span text:style-name="T72">,</text:span><text:span text:style-name="T71"> при передаче по указателю и ссылке <text:tab/>копирования <text:tab/>объекта не происходит. Рассмотрим пример при передаче по значению. </text:span></text:p>
      <text:p text:style-name="P1"><text:span text:style-name="T64"><text:tab/></text:span><text:span text:style-name="T31">void</text:span><text:span text:style-name="T8"> </text:span><text:span text:style-name="T16">PassByValue</text:span><text:span text:style-name="T8">(</text:span><text:span text:style-name="T31">int</text:span><text:span text:style-name="T8"> </text:span><text:span text:style-name="T40">a</text:span><text:span text:style-name="T8">, </text:span><text:span text:style-name="T31">const</text:span><text:span text:style-name="T8"> </text:span><text:span text:style-name="T31">int</text:span><text:span text:style-name="T8"> </text:span><text:span text:style-name="T40">b</text:span><text:span text:style-name="T8">)</text:span></text:p>
      <text:p text:style-name="P52"><text:tab/>{</text:p>
      <text:p text:style-name="P51"><text:span text:style-name="T8"><text:tab/><text:tab/></text:span><text:span text:style-name="T40">a</text:span><text:span text:style-name="T8"> = 10;</text:span></text:p>
      <text:p text:style-name="P51"><text:span text:style-name="T8"><text:tab/><text:tab/></text:span><text:span text:style-name="T40">b</text:span><text:span text:style-name="T8"> = 20; </text:span><text:span text:style-name="T54">// Error</text:span></text:p>
      <text:p text:style-name="P52"><text:tab/>}</text:p>
      <text:p text:style-name="P7"><text:tab/></text:p>
      <text:p text:style-name="P63"><text:span text:style-name="T89"><text:tab/>При заходе в функцию </text:span><text:span text:style-name="T13">PassByValue</text:span><text:span text:style-name="T89"> </text:span><text:span text:style-name="T79">значения </text:span>A, B<text:span text:style-name="T106"> </text:span><text:span text:style-name="T89">будут скопированы в новые стековые значения </text:span>a, b<text:span text:style-name="T106">. </text:span><text:span text:style-name="T89">При попытке присвоения <text:s/>аргументу </text:span>b <text:span text:style-name="T89">другого значения</text:span><text:span text:style-name="T79">,</text:span> <text:span text:style-name="T89">мы получим ошибку компиляции,</text:span><text:span text:style-name="T79"> </text:span><text:span text:style-name="T89">т</text:span><text:span text:style-name="T79">.к. переменная </text:span>b <text:span text:style-name="T79">(которая в свою очередь б</text:span><text:span text:style-name="T89">ыла скопирована с значения </text:span>B<text:span text:style-name="T79">),<text:tab/></text:span><text:span text:style-name="T89">объявлена как константа. Дело в том</text:span><text:span text:style-name="T79">,</text:span><text:span text:style-name="T89"> что <text:tab/>такое объявление в функциях практически всегда бессмысленное</text:span><text:span text:style-name="T79">, </text:span><text:span text:style-name="T89">т. к. вы запрещаете изменять значение <text:tab/>переменной</text:span><text:span text:style-name="T79">, </text:span><text:span text:style-name="T89">которое и так скопировано и автоматически уничтожится при завершении метода.</text:span></text:p>
      <text:p text:style-name="P64"/>
      <text:p text:style-name="P57"><text:tab/></text:p>
      <text:p text:style-name="P57"/>
      <text:p text:style-name="P57"/>
      <text:p text:style-name="P57"><text:soft-page-break/></text:p>
      <text:p text:style-name="P57"><text:tab/><text:span text:style-name="T11">Передача аргументов по указателю.</text:span></text:p>
      <text:p text:style-name="P57"><text:span text:style-name="T11"><text:tab/></text:span><text:span text:style-name="T78">При передаче п</text:span>араметров по указателю в функцию<text:span text:style-name="T80">, </text:span>будут созданы новые указатели ссылающиеся на исходные значения. Что бы изменить исходный указатель надо передавать указатель на указатель. Ниже приведены пример с передачей указателей на значение. </text:p>
      <text:p text:style-name="P72"><text:span text:style-name="T31">void</text:span><text:span text:style-name="T8"> </text:span><text:span text:style-name="T16">Func</text:span><text:span text:style-name="T8">(</text:span><text:span text:style-name="T31">int</text:span><text:span text:style-name="T8"> *</text:span><text:span text:style-name="T40">ptr_a</text:span><text:span text:style-name="T8">,</text:span></text:p>
      <text:p text:style-name="P69"><text:span text:style-name="T8"><text:tab/></text:span><text:span text:style-name="T31">const</text:span><text:span text:style-name="T8"> </text:span><text:span text:style-name="T31">int</text:span><text:span text:style-name="T8"> *</text:span><text:span text:style-name="T40">ptr_b</text:span><text:span text:style-name="T8">,</text:span></text:p>
      <text:p text:style-name="P69"><text:span text:style-name="T8"><text:tab/></text:span><text:span text:style-name="T31">int</text:span><text:span text:style-name="T8"> *</text:span><text:span text:style-name="T31">const</text:span><text:span text:style-name="T8"> </text:span><text:span text:style-name="T40">ptr_c</text:span><text:span text:style-name="T8">,</text:span></text:p>
      <text:p text:style-name="P69"><text:span text:style-name="T8"><text:tab/></text:span><text:span text:style-name="T31">const</text:span><text:span text:style-name="T8"> </text:span><text:span text:style-name="T31">int</text:span><text:span text:style-name="T8"> *</text:span><text:span text:style-name="T31">const</text:span><text:span text:style-name="T8"> </text:span><text:span text:style-name="T40">ptr_d</text:span><text:span text:style-name="T8">)</text:span></text:p>
      <text:p text:style-name="P70">{</text:p>
      <text:p text:style-name="P69"><text:span text:style-name="T8"><text:tab/></text:span><text:span text:style-name="T31">if</text:span><text:span text:style-name="T8"> (!</text:span><text:span text:style-name="T40">ptr_a</text:span><text:span text:style-name="T8"> || !</text:span><text:span text:style-name="T40">ptr_b</text:span><text:span text:style-name="T8"> || !</text:span><text:span text:style-name="T40">ptr_c</text:span><text:span text:style-name="T8"> || !</text:span><text:span text:style-name="T40">ptr_d</text:span><text:span text:style-name="T8">) {</text:span></text:p>
      <text:p text:style-name="P69"><text:span text:style-name="T8"><text:tab/><text:tab/></text:span><text:span text:style-name="T93">error</text:span><text:span text:style-name="T9">(</text:span><text:span text:style-name="T9">);</text:span></text:p>
      <text:p text:style-name="P71"><text:tab/>}</text:p>
      <text:p text:style-name="P71"/>
      <text:p text:style-name="P69"><text:span text:style-name="T9"><text:tab/></text:span><text:span text:style-name="T36">int</text:span><text:span text:style-name="T9"> </text:span><text:span text:style-name="T43">local</text:span><text:span text:style-name="T9"> = 10;</text:span></text:p>
      <text:p text:style-name="P71"><text:tab/></text:p>
      <text:p text:style-name="P69"><text:span text:style-name="T9"><text:tab/>*</text:span><text:span text:style-name="T43">ptr_a</text:span><text:span text:style-name="T9"> = </text:span><text:span text:style-name="T43">local</text:span><text:span text:style-name="T9">; </text:span><text:span text:style-name="T59">// ok. Изменяем значение переменной посредством указатеоя ptr_a</text:span></text:p>
      <text:p text:style-name="P69"><text:span text:style-name="T9"><text:tab/></text:span><text:span text:style-name="T43">ptr_a</text:span><text:span text:style-name="T9"> = &amp;</text:span><text:span text:style-name="T43">local</text:span><text:span text:style-name="T9">; </text:span><text:span text:style-name="T59">// ok. Теперь указатель ptr указывает на переменную local. </text:span></text:p>
      <text:p text:style-name="P69"><text:span text:style-name="T59"><text:tab/><text:tab/><text:tab/> <text:s/>// Но практически безсмысленно т. к. объект указателя был </text:span><text:span text:style-name="T52">скопирован</text:span><text:span text:style-name="T59"> <text:s/><text:tab/><text:tab/><text:tab/> <text:s/>// и изменения адресса влияет только на указатель внутри функции.</text:span></text:p>
      <text:p text:style-name="P71"><text:tab/></text:p>
      <text:p text:style-name="P69"><text:span text:style-name="T9"><text:tab/>*</text:span><text:span text:style-name="T43">ptr_b</text:span><text:span text:style-name="T9"> = </text:span><text:span text:style-name="T43">local</text:span><text:span text:style-name="T9">; </text:span><text:span text:style-name="T59">// Error. Запрещено модифицировать объект посредством указателя ptr_b</text:span></text:p>
      <text:p text:style-name="P69"><text:span text:style-name="T9"><text:tab/></text:span><text:span text:style-name="T43">ptr_b</text:span><text:span text:style-name="T9"> = &amp;</text:span><text:span text:style-name="T43">local</text:span><text:span text:style-name="T9">; </text:span><text:span text:style-name="T59">// ok. но сомнительно. т.к. изменяется адрес локальной копии указателя</text:span></text:p>
      <text:p text:style-name="P71"><text:tab/></text:p>
      <text:p text:style-name="P69"><text:span text:style-name="T9"><text:tab/>*</text:span><text:span text:style-name="T43">ptr_c</text:span><text:span text:style-name="T9"> = </text:span><text:span text:style-name="T43">local</text:span><text:span text:style-name="T9">; <text:s/></text:span><text:span text:style-name="T59">// ok.</text:span></text:p>
      <text:p text:style-name="P69"><text:span text:style-name="T9"><text:tab/>&amp;</text:span><text:span text:style-name="T43">ptr_c</text:span><text:span text:style-name="T9"> = &amp;</text:span><text:span text:style-name="T43">local</text:span><text:span text:style-name="T9">; </text:span><text:span text:style-name="T59">// Error.</text:span></text:p>
      <text:p text:style-name="P71"><text:tab/></text:p>
      <text:p text:style-name="P69"><text:span text:style-name="T9"><text:tab/></text:span><text:span text:style-name="T43">ptr_d</text:span><text:span text:style-name="T9"> = &amp;</text:span><text:span text:style-name="T43">local</text:span><text:span text:style-name="T9">; </text:span><text:span text:style-name="T59">// Error</text:span></text:p>
      <text:p text:style-name="P69"><text:span text:style-name="T9"><text:tab/>*</text:span><text:span text:style-name="T43">ptr_d</text:span><text:span text:style-name="T9"> = </text:span><text:span text:style-name="T43">local</text:span><text:span text:style-name="T9">; </text:span><text:span text:style-name="T59">// Error</text:span></text:p>
      <text:p text:style-name="P71">}</text:p>
      <text:p text:style-name="P71"/>
      <text:p text:style-name="P69"><text:span text:style-name="T36">int</text:span><text:span text:style-name="T9"> </text:span><text:span text:style-name="T17">main</text:span><text:span text:style-name="T9">()</text:span></text:p>
      <text:p text:style-name="P69"><text:span text:style-name="T9">{</text:span></text:p>
      <text:p text:style-name="P69"><text:span text:style-name="T9"><text:tab/></text:span><text:span text:style-name="T36">int</text:span><text:span text:style-name="T9"> *</text:span><text:span text:style-name="T43">pA</text:span><text:span text:style-name="T9"> = </text:span><text:span text:style-name="T36">new</text:span><text:span text:style-name="T9"> </text:span><text:span text:style-name="T36">int</text:span><text:span text:style-name="T9">(5);</text:span></text:p>
      <text:p text:style-name="P69"><text:span text:style-name="T9"><text:tab/></text:span><text:span text:style-name="T36">const</text:span><text:span text:style-name="T9"> </text:span><text:span text:style-name="T36">int</text:span><text:span text:style-name="T9"> *</text:span><text:span text:style-name="T43">pB</text:span><text:span text:style-name="T9"> = </text:span><text:span text:style-name="T36">new</text:span><text:span text:style-name="T9"> </text:span><text:span text:style-name="T36">int</text:span><text:span text:style-name="T9">(6);</text:span></text:p>
      <text:p text:style-name="P69"><text:span text:style-name="T9"><text:tab/></text:span><text:span text:style-name="T36">int</text:span><text:span text:style-name="T9"> *</text:span><text:span text:style-name="T36">const</text:span><text:span text:style-name="T9"> </text:span><text:span text:style-name="T43">pC</text:span><text:span text:style-name="T9"> = </text:span><text:span text:style-name="T36">new</text:span><text:span text:style-name="T9"> </text:span><text:span text:style-name="T36">int</text:span><text:span text:style-name="T9">(7);</text:span></text:p>
      <text:p text:style-name="P69"><text:span text:style-name="T9"><text:tab/></text:span><text:span text:style-name="T36">const</text:span><text:span text:style-name="T9"> </text:span><text:span text:style-name="T36">int</text:span><text:span text:style-name="T9"> *</text:span><text:span text:style-name="T36">const</text:span><text:span text:style-name="T9"> </text:span><text:span text:style-name="T43">pD</text:span><text:span text:style-name="T9"> = </text:span><text:span text:style-name="T36">new</text:span><text:span text:style-name="T9"> </text:span><text:span text:style-name="T36">int</text:span><text:span text:style-name="T9">(8);</text:span></text:p>
      <text:p text:style-name="P71"/>
      <text:p text:style-name="P69"><text:span text:style-name="T9"><text:tab/></text:span><text:span text:style-name="T17">Func</text:span><text:span text:style-name="T9">(</text:span><text:span text:style-name="T43">pA</text:span><text:span text:style-name="T9">, </text:span><text:span text:style-name="T43">pB</text:span><text:span text:style-name="T9">, </text:span><text:span text:style-name="T43">pC</text:span><text:span text:style-name="T9">, </text:span><text:span text:style-name="T43">pD</text:span><text:span text:style-name="T9">);</text:span></text:p>
      <text:p text:style-name="P71"><text:tab/></text:p>
      <text:p text:style-name="P69"><text:span text:style-name="T9"><text:tab/></text:span><text:span text:style-name="T36">delete</text:span><text:span text:style-name="T9"> </text:span><text:span text:style-name="T43">pA</text:span><text:span text:style-name="T9">, </text:span><text:span text:style-name="T43">pB</text:span><text:span text:style-name="T9">, </text:span><text:span text:style-name="T43">pC</text:span><text:span text:style-name="T9">, </text:span><text:span text:style-name="T43">pD</text:span><text:span text:style-name="T9">;</text:span></text:p>
      <text:p text:style-name="P71"/>
      <text:p text:style-name="P69"><text:span text:style-name="T9"><text:tab/></text:span><text:span text:style-name="T36">return</text:span><text:span text:style-name="T9"> 0;</text:span></text:p>
      <text:p text:style-name="P71">}</text:p>
      <text:p text:style-name="P58"/>
      <text:p text:style-name="P58"/>
      <text:p text:style-name="P58"/>
      <text:p text:style-name="P58"/>
      <text:p text:style-name="P58"/>
      <text:p text:style-name="P58"/>
      <text:p text:style-name="P58"><text:soft-page-break/></text:p>
      <text:p text:style-name="P58"/>
      <text:p text:style-name="P58"><text:tab/>Передача аргументов по ссылке.</text:p>
      <text:p text:style-name="P58"><text:tab/><text:span text:style-name="T106">Как мы знаем ссылка это и есть сам объект</text:span><text:span text:style-name="T79">, </text:span><text:span text:style-name="T106">т. е. в функции мы работаем с исходным объектом. </text:span></text:p>
      <text:p text:style-name="P58"><text:span text:style-name="T106"><text:tab/>Если мы объявлям ссылочный </text:span><text:span text:style-name="T86">(</text:span><text:span text:style-name="T106">параметр?</text:span><text:span text:style-name="T86">)</text:span><text:span text:style-name="T106"> как </text:span><text:span text:style-name="T86">const </text:span><text:span text:style-name="T106">мы запрещаем изменение его значения внутри <text:tab/>функции.</text:span><text:span text:style-name="T86"> </text:span><text:span text:style-name="T106"><text:s/></text:span></text:p>
      <text:p text:style-name="P61"><text:span text:style-name="T105"><text:tab/></text:span><text:span text:style-name="T31">void</text:span><text:span text:style-name="T8"> </text:span><text:span text:style-name="T16">PassByRef</text:span><text:span text:style-name="T8">(</text:span><text:span text:style-name="T31">int</text:span><text:span text:style-name="T8"> &amp;</text:span><text:span text:style-name="T40">a</text:span><text:span text:style-name="T8">, </text:span><text:span text:style-name="T31">const</text:span><text:span text:style-name="T8"> </text:span><text:span text:style-name="T31">int</text:span><text:span text:style-name="T8"> &amp;</text:span><text:span text:style-name="T40">b</text:span><text:span text:style-name="T8">)</text:span></text:p>
      <text:p text:style-name="P68">{</text:p>
      <text:p text:style-name="P67"><text:span text:style-name="T8"><text:tab/></text:span><text:span text:style-name="T31">int</text:span><text:span text:style-name="T8"> </text:span><text:span text:style-name="T40">new_val</text:span><text:span text:style-name="T8"> = 1;</text:span></text:p>
      <text:p text:style-name="P67"><text:span text:style-name="T8"><text:tab/></text:span><text:span text:style-name="T40">a</text:span><text:span text:style-name="T8"> = </text:span><text:span text:style-name="T40">new_val</text:span><text:span text:style-name="T8">; </text:span><text:span text:style-name="T54">// ok</text:span></text:p>
      <text:p text:style-name="P67"><text:span text:style-name="T8"><text:tab/></text:span><text:span text:style-name="T40">b</text:span><text:span text:style-name="T8"> = </text:span><text:span text:style-name="T40">new_val</text:span><text:span text:style-name="T8">; </text:span><text:span text:style-name="T54">// Error. non modifiable lvalue</text:span></text:p>
      <text:p text:style-name="P66">}</text:p>
      <text:p text:style-name="P66"/>
      <text:p text:style-name="P65"><text:span text:style-name="T62">Расмотрим константы как члены класса</text:span><text:span text:style-name="T65">.</text:span></text:p>
      <text:p text:style-name="P80"><text:tab/>В пользовательских типах мы можем обьявлять константы. Имеются некотрые различия между стандартами. В 11 стандарте мы можем инициализировать константные переменные <text:s/>при инициализации.</text:p>
      <text:p text:style-name="P74"><text:span text:style-name="T31">class</text:span><text:span text:style-name="T8"> </text:span><text:span text:style-name="T31">A</text:span></text:p>
      <text:p text:style-name="P75">{</text:p>
      <text:p text:style-name="P76"><text:span text:style-name="T31">private</text:span><text:span text:style-name="T8">:</text:span></text:p>
      <text:p text:style-name="P76"><text:span text:style-name="T8"><text:tab/></text:span><text:span text:style-name="T31">const</text:span><text:span text:style-name="T8"> </text:span><text:span text:style-name="T31">int</text:span><text:span text:style-name="T8"> </text:span><text:span text:style-name="T40">a</text:span><text:span text:style-name="T8"> = 3; </text:span><text:span text:style-name="T54">// можно в C++11</text:span></text:p>
      <text:p text:style-name="P75">};</text:p>
      <text:p text:style-name="P73"/>
      <text:p text:style-name="P73">В 98 стандарте надо было использовать списки инициализации<text:span text:style-name="T78">.</text:span></text:p>
      <text:p text:style-name="P73"><text:span text:style-name="T37">class</text:span><text:span text:style-name="T7"> </text:span><text:span text:style-name="T37">A</text:span></text:p>
      <text:p text:style-name="P77">{</text:p>
      <text:p text:style-name="P78"><text:span text:style-name="T31">public</text:span><text:span text:style-name="T8">:</text:span></text:p>
      <text:p text:style-name="P78"><text:span text:style-name="T8"><text:tab/></text:span><text:span text:style-name="T31">A</text:span><text:span text:style-name="T8">(): </text:span><text:span text:style-name="T40">a</text:span><text:span text:style-name="T8">(5) {} </text:span><text:span text:style-name="T54">// init in C++98</text:span></text:p>
      <text:p text:style-name="P78"><text:span text:style-name="T31">private</text:span><text:span text:style-name="T8">:</text:span></text:p>
      <text:p text:style-name="P78"><text:span text:style-name="T8"><text:tab/></text:span><text:span text:style-name="T31">const</text:span><text:span text:style-name="T8"> </text:span><text:span text:style-name="T31">int</text:span><text:span text:style-name="T8"> </text:span><text:span text:style-name="T40">a</text:span><text:span text:style-name="T8">; </text:span></text:p>
      <text:p text:style-name="P79">};</text:p>
      <text:p text:style-name="P73"><text:span text:style-name="T78"/></text:p>
      <text:p text:style-name="P73"><text:span text:style-name="T78"/></text:p>
      <text:p text:style-name="P73"><text:span text:style-name="T78"/></text:p>
      <text:p text:style-name="P73"><text:span text:style-name="T78"/></text:p>
      <text:p text:style-name="P73"><text:span text:style-name="T78"/></text:p>
      <text:p text:style-name="P73"><text:span text:style-name="T78"/></text:p>
      <text:p text:style-name="P73"><text:span text:style-name="T78"/></text:p>
      <text:p text:style-name="P73"><text:span text:style-name="T78"/></text:p>
      <text:p text:style-name="P73"><text:soft-page-break/><text:span text:style-name="T78"/></text:p>
      <text:p text:style-name="P2"><text:tab/>С++ не поддерживает <text:span text:style-name="T80">'</text:span>глубокую<text:span text:style-name="T80">' </text:span>констанстность давайте расмотри следующий код.</text:p>
      <text:p text:style-name="P2"/>
      <text:p text:style-name="P62">//----------------------------------------------------------------------------------------------</text:p>
      <text:p text:style-name="P81"><text:span text:style-name="T31">class</text:span><text:span text:style-name="T8"> </text:span><text:span text:style-name="T34">A</text:span></text:p>
      <text:p text:style-name="P82">{</text:p>
      <text:p text:style-name="P83"><text:span text:style-name="T31">public</text:span><text:span text:style-name="T8">:</text:span></text:p>
      <text:p text:style-name="P83"><text:span text:style-name="T8"><text:tab/></text:span><text:span text:style-name="T31">A</text:span><text:span text:style-name="T8">(): </text:span><text:span text:style-name="T40">b</text:span><text:span text:style-name="T8">(0) {}</text:span></text:p>
      <text:p text:style-name="P82"/>
      <text:p text:style-name="P83"><text:span text:style-name="T8"><text:tab/></text:span><text:span text:style-name="T31">int</text:span><text:span text:style-name="T8"> </text:span><text:span text:style-name="T40">b</text:span><text:span text:style-name="T8">;</text:span></text:p>
      <text:p text:style-name="P82">};</text:p>
      <text:p text:style-name="P82"/>
      <text:p text:style-name="P84">//----------------------------------------------------------------------------------------------</text:p>
      <text:p text:style-name="P83"><text:span text:style-name="T31">class</text:span><text:span text:style-name="T8"> </text:span><text:span text:style-name="T31">B</text:span></text:p>
      <text:p text:style-name="P82">{</text:p>
      <text:p text:style-name="P83"><text:span text:style-name="T31">public</text:span><text:span text:style-name="T8">:</text:span></text:p>
      <text:p text:style-name="P83"><text:span text:style-name="T8"><text:tab/></text:span><text:span text:style-name="T31">B</text:span><text:span text:style-name="T8">(){}</text:span></text:p>
      <text:p text:style-name="P82"/>
      <text:p text:style-name="P83"><text:span text:style-name="T8"><text:tab/></text:span><text:span text:style-name="T31">B</text:span><text:span text:style-name="T8"> </text:span><text:span text:style-name="T40">obj_b</text:span><text:span text:style-name="T8">;</text:span></text:p>
      <text:p text:style-name="P82">};</text:p>
      <text:p text:style-name="P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7-03T20:31:07.84</dc:date>
    <meta:generator>OpenOffice/4.1.2$Win32 OpenOffice.org_project/412m3$Build-9782</meta:generator>
    <meta:editing-duration>P14DT10H10M36S</meta:editing-duration>
    <meta:editing-cycles>161</meta:editing-cycles>
    <meta:document-statistic meta:table-count="0" meta:image-count="0" meta:object-count="0" meta:page-count="10" meta:paragraph-count="213" meta:word-count="2235" meta:character-count="15006"/>
  </office:meta>
</office:document-meta>
</file>